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98643"/>
    </style:style>
    <style:style style:name="P2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ac226"/>
    </style:style>
    <style:style style:name="P3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c455b"/>
    </style:style>
    <style:style style:name="P4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adb62"/>
    </style:style>
    <style:style style:name="P5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d94bd"/>
    </style:style>
    <style:style style:name="P6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e8f6e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198643" officeooo:paragraph-rsid="001d94bd"/>
    </style:style>
    <style:style style:name="P8" style:family="paragraph" style:parent-style-name="Standard">
      <style:paragraph-properties>
        <style:tab-stops/>
      </style:paragraph-properties>
      <style:text-properties style:font-name="Courier 10 Pitch" officeooo:rsid="00198643" officeooo:paragraph-rsid="0023a21c"/>
    </style:style>
    <style:style style:name="P9" style:family="paragraph" style:parent-style-name="Standard">
      <style:paragraph-properties>
        <style:tab-stops/>
      </style:paragraph-properties>
      <style:text-properties style:font-name="Courier 10 Pitch" fo:font-size="5pt" officeooo:rsid="00198643" officeooo:paragraph-rsid="001ac226" style:font-size-asian="4.34999990463257pt" style:font-size-complex="5pt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fo:font-size="5pt" officeooo:rsid="00198643" officeooo:paragraph-rsid="001c455b" style:font-size-asian="4.34999990463257pt" style:font-size-complex="5pt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fo:font-size="5pt" officeooo:rsid="001c455b" officeooo:paragraph-rsid="001c455b" style:font-size-asian="4.34999990463257pt" style:font-size-complex="5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5pt" officeooo:rsid="001c455b" officeooo:paragraph-rsid="001d94bd" style:font-size-asian="4.34999990463257pt" style:font-size-complex="5pt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fo:font-size="5pt" fo:font-weight="normal" officeooo:rsid="001d94bd" officeooo:paragraph-rsid="001e8f6e" style:font-size-asian="4.34999990463257pt" style:font-weight-asian="normal" style:font-size-complex="5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ourier 10 Pitch" officeooo:rsid="001ac226" officeooo:paragraph-rsid="001ac226"/>
    </style:style>
    <style:style style:name="P15" style:family="paragraph" style:parent-style-name="Standard">
      <style:paragraph-properties>
        <style:tab-stops/>
      </style:paragraph-properties>
      <style:text-properties style:font-name="Courier 10 Pitch" fo:font-style="italic" officeooo:rsid="001ac226" officeooo:paragraph-rsid="001ac226" style:font-style-asian="italic" style:font-style-complex="italic"/>
    </style:style>
    <style:style style:name="P16" style:family="paragraph" style:parent-style-name="Standard">
      <style:paragraph-properties>
        <style:tab-stops/>
      </style:paragraph-properties>
      <style:text-properties style:font-name="Courier 10 Pitch" fo:font-style="italic" officeooo:rsid="0023a21c" officeooo:paragraph-rsid="0023a21c" style:font-style-asian="italic" style:font-style-complex="italic"/>
    </style:style>
    <style:style style:name="P17" style:family="paragraph" style:parent-style-name="Standard">
      <style:paragraph-properties>
        <style:tab-stops/>
      </style:paragraph-properties>
      <style:text-properties style:font-name="Courier 10 Pitch" officeooo:rsid="001adb62" officeooo:paragraph-rsid="001adb62"/>
    </style:style>
    <style:style style:name="P18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198643" officeooo:paragraph-rsid="0023a21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1d94bd" officeooo:paragraph-rsid="001d94b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1d94bd" officeooo:paragraph-rsid="001e8f6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1e8f6e" officeooo:paragraph-rsid="001e8f6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1e8f6e" officeooo:paragraph-rsid="002035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2035e7" officeooo:paragraph-rsid="002035e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>
        <style:tab-stops/>
      </style:paragraph-properties>
      <style:text-properties style:font-name="Courier 10 Pitch" fo:font-size="12pt" fo:font-weight="normal" officeooo:rsid="00220df4" officeooo:paragraph-rsid="00220d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/>
      </style:paragraph-properties>
      <style:text-properties style:font-name="DejaVu Serif" fo:font-weight="bold" officeooo:rsid="00198643" officeooo:paragraph-rsid="00198643" style:font-weight-asian="bold" style:font-weight-complex="bold"/>
    </style:style>
    <style:style style:name="P26" style:family="paragraph" style:parent-style-name="Standard">
      <style:paragraph-properties>
        <style:tab-stops/>
      </style:paragraph-properties>
      <style:text-properties style:font-name="DejaVu Serif" fo:font-weight="bold" officeooo:rsid="00198643" officeooo:paragraph-rsid="00198643" style:font-weight-asian="bold" style:font-weight-complex="bold"/>
    </style:style>
    <style:style style:name="P27" style:family="paragraph" style:parent-style-name="Standard">
      <style:paragraph-properties>
        <style:tab-stops/>
      </style:paragraph-properties>
      <style:text-properties style:font-name="DejaVu Serif" fo:font-weight="bold" officeooo:rsid="001ac226" officeooo:paragraph-rsid="001ac226" style:font-weight-asian="bold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font-name="DejaVu Serif" fo:font-weight="bold" officeooo:rsid="001adb62" officeooo:paragraph-rsid="001c455b" style:font-weight-asian="bold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font-name="DejaVu Serif" fo:font-weight="bold" officeooo:rsid="001c455b" officeooo:paragraph-rsid="001c455b" style:font-weight-asian="bold" style:font-weight-complex="bold"/>
    </style:style>
    <style:style style:name="P30" style:family="paragraph" style:parent-style-name="Standard">
      <style:paragraph-properties>
        <style:tab-stops/>
      </style:paragraph-properties>
      <style:text-properties style:font-name="DejaVu Serif" fo:font-weight="bold" officeooo:rsid="001d94bd" officeooo:paragraph-rsid="001d94bd" style:font-weight-asian="bold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DejaVu Serif" fo:font-weight="bold" officeooo:rsid="001d94bd" officeooo:paragraph-rsid="001e8f6e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DejaVu Serif" fo:font-weight="bold" officeooo:rsid="001d94bd" officeooo:paragraph-rsid="0023a21c" style:font-weight-asian="bold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font-name="DejaVu Serif" fo:font-weight="bold" officeooo:rsid="001e8f6e" officeooo:paragraph-rsid="001e8f6e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style:font-name="DejaVu Serif" fo:font-weight="bold" officeooo:rsid="001e8f6e" officeooo:paragraph-rsid="001e8f6e" style:font-weight-asian="bold" style:font-weight-complex="bold"/>
    </style:style>
    <style:style style:name="P35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98643" style:font-size-asian="4.34999990463257pt" style:font-weight-asian="bold" style:font-size-complex="5pt" style:font-weight-complex="bold"/>
    </style:style>
    <style:style style:name="P36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d94bd" officeooo:paragraph-rsid="001e8f6e" style:font-size-asian="4.34999990463257pt" style:font-weight-asian="bold" style:font-size-complex="5pt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d94bd" officeooo:paragraph-rsid="0023a21c" style:font-size-asian="4.34999990463257pt" style:font-weight-asian="bold" style:font-size-complex="5pt" style:font-weight-complex="bold"/>
    </style:style>
    <style:style style:name="P38" style:family="paragraph" style:parent-style-name="Standard">
      <style:paragraph-properties>
        <style:tab-stops/>
      </style:paragraph-properties>
      <style:text-properties style:font-name="DejaVu Serif" fo:font-size="12pt" fo:font-weight="bold" officeooo:rsid="001d94bd" officeooo:paragraph-rsid="001e8f6e" style:font-size-asian="12pt" style:font-weight-asian="bold" style:font-size-complex="12pt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DejaVu Serif" fo:font-size="12pt" fo:font-weight="bold" officeooo:rsid="001d94bd" officeooo:paragraph-rsid="002035e7" style:font-size-asian="12pt" style:font-weight-asian="bold" style:font-size-complex="12pt" style:font-weight-complex="bold"/>
    </style:style>
    <style:style style:name="P40" style:family="paragraph" style:parent-style-name="Standard">
      <style:paragraph-properties>
        <style:tab-stops/>
      </style:paragraph-properties>
      <style:text-properties style:font-name="DejaVu Serif" fo:font-size="12pt" fo:font-weight="bold" officeooo:rsid="002035e7" officeooo:paragraph-rsid="002035e7" style:font-size-asian="12pt" style:font-weight-asian="bold" style:font-size-complex="12pt" style:font-weight-complex="bold"/>
    </style:style>
    <style:style style:name="P41" style:family="paragraph" style:parent-style-name="Standard">
      <style:paragraph-properties fo:break-before="column">
        <style:tab-stops/>
      </style:paragraph-properties>
      <style:text-properties style:font-name="DejaVu Serif" fo:font-weight="bold" officeooo:rsid="001e8f6e" officeooo:paragraph-rsid="001e8f6e" style:font-weight-asian="bold" style:font-weight-complex="bold"/>
    </style:style>
    <style:style style:name="P42" style:family="paragraph" style:parent-style-name="Standard">
      <style:paragraph-properties fo:break-before="page">
        <style:tab-stops/>
      </style:paragraph-properties>
      <style:text-properties style:font-name="Courier 10 Pitch" fo:font-size="12pt" fo:font-weight="normal" officeooo:rsid="00198643" officeooo:paragraph-rsid="0023a21c" style:font-size-asian="12pt" style:font-weight-asian="normal" style:font-size-complex="12pt" style:font-weight-complex="normal"/>
    </style:style>
    <style:style style:name="P43" style:family="paragraph" style:parent-style-name="Frame_20_contents">
      <style:paragraph-properties fo:text-align="center" style:justify-single-word="false"/>
      <style:text-properties style:font-name="DejaVu Serif" fo:font-size="24pt" officeooo:rsid="00198643" officeooo:paragraph-rsid="00198643" style:font-size-asian="24pt" style:font-size-complex="24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0pt" style:font-size-asian="10pt" style:font-size-complex="10pt"/>
    </style:style>
    <style:style style:name="T3" style:family="text">
      <style:text-properties style:font-name="DejaVu Sans Condensed" fo:font-size="11pt" style:font-size-asian="11pt" style:font-size-complex="11pt"/>
    </style:style>
    <style:style style:name="T4" style:family="text">
      <style:text-properties style:font-name="DejaVu Sans Condensed" fo:font-size="11pt" officeooo:rsid="001ac226" style:font-size-asian="11pt" style:font-size-complex="11pt"/>
    </style:style>
    <style:style style:name="T5" style:family="text">
      <style:text-properties style:font-name="DejaVu Sans Condensed" fo:font-size="11pt" officeooo:rsid="001adb62" style:font-size-asian="11pt" style:font-size-complex="11pt"/>
    </style:style>
    <style:style style:name="T6" style:family="text">
      <style:text-properties style:font-name="DejaVu Sans Condensed" fo:font-size="11pt" officeooo:rsid="001c455b" style:font-size-asian="11pt" style:font-size-complex="11pt"/>
    </style:style>
    <style:style style:name="T7" style:family="text">
      <style:text-properties style:font-name="DejaVu Sans Condensed" fo:font-size="11pt" officeooo:rsid="001d94bd" style:font-size-asian="11pt" style:font-size-complex="11pt"/>
    </style:style>
    <style:style style:name="T8" style:family="text">
      <style:text-properties style:font-name="DejaVu Sans Condensed" fo:font-size="11pt" officeooo:rsid="00198643" style:font-size-asian="11pt" style:font-size-complex="11pt"/>
    </style:style>
    <style:style style:name="T9" style:family="text">
      <style:text-properties style:font-name="DejaVu Sans Condensed" fo:font-size="11pt" officeooo:rsid="001e8f6e" style:font-size-asian="11pt" style:font-size-complex="11pt"/>
    </style:style>
    <style:style style:name="T10" style:family="text">
      <style:text-properties style:font-name="DejaVu Sans Condensed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DejaVu Sans Condensed" fo:font-size="11pt" fo:font-style="normal" officeooo:rsid="002035e7" style:font-size-asian="11pt" style:font-style-asian="normal" style:font-size-complex="11pt" style:font-style-complex="normal"/>
    </style:style>
    <style:style style:name="T12" style:family="text">
      <style:text-properties style:font-name="DejaVu Sans Condensed" fo:font-size="11pt" fo:font-style="normal" officeooo:rsid="001d94bd" style:font-size-asian="11pt" style:font-style-asian="normal" style:font-size-complex="11pt" style:font-style-complex="normal"/>
    </style:style>
    <style:style style:name="T13" style:family="text">
      <style:text-properties style:font-name="DejaVu Sans Condensed" officeooo:rsid="001ac226"/>
    </style:style>
    <style:style style:name="T14" style:family="text">
      <style:text-properties style:font-name="DejaVu Sans Condensed" officeooo:rsid="001d94bd"/>
    </style:style>
    <style:style style:name="T15" style:family="text">
      <style:text-properties style:font-name="DejaVu Sans Condensed" officeooo:rsid="001e8f6e"/>
    </style:style>
    <style:style style:name="T16" style:family="text">
      <style:text-properties style:font-name="DejaVu Sans Condensed" officeooo:rsid="0023a21c"/>
    </style:style>
    <style:style style:name="T17" style:family="text">
      <style:text-properties style:font-name="Courier 10 Pitch" officeooo:rsid="00198643"/>
    </style:style>
    <style:style style:name="T18" style:family="text">
      <style:text-properties style:font-name="Courier 10 Pitch" fo:font-weight="bold" officeooo:rsid="00198643" style:font-weight-asian="bold" style:font-weight-complex="bold"/>
    </style:style>
    <style:style style:name="T19" style:family="text">
      <style:text-properties style:font-name="Courier 10 Pitch" fo:font-size="12pt" fo:font-weight="normal" officeooo:rsid="001e8f6e" style:font-size-asian="12pt" style:font-weight-asian="normal" style:font-size-complex="12pt" style:font-weight-complex="normal"/>
    </style:style>
    <style:style style:name="T20" style:family="text">
      <style:text-properties style:font-name="Courier 10 Pitch" fo:font-weight="normal" officeooo:rsid="001e8f6e" style:font-weight-asian="normal" style:font-weight-complex="normal"/>
    </style:style>
    <style:style style:name="T21" style:family="text">
      <style:text-properties style:font-name="Courier 10 Pitch" fo:font-size="5pt" fo:font-weight="normal" officeooo:rsid="001c455b" style:font-size-asian="4.34999990463257pt" style:font-weight-asian="normal" style:font-size-complex="5pt" style:font-weight-complex="normal"/>
    </style:style>
    <style:style style:name="T22" style:family="text">
      <style:text-properties fo:font-size="11pt" officeooo:rsid="001ac226" style:font-size-asian="11pt" style:font-size-complex="11pt"/>
    </style:style>
    <style:style style:name="T23" style:family="text">
      <style:text-properties officeooo:rsid="001ac226"/>
    </style:style>
    <style:style style:name="T24" style:family="text">
      <style:text-properties officeooo:rsid="001c455b"/>
    </style:style>
    <style:style style:name="T25" style:family="text">
      <style:text-properties officeooo:rsid="001d94bd"/>
    </style:style>
    <style:style style:name="T26" style:family="text">
      <style:text-properties officeooo:rsid="001e8f6e"/>
    </style:style>
    <style:style style:name="T27" style:family="text">
      <style:text-properties fo:font-size="12pt" officeooo:rsid="001e8f6e" style:font-size-asian="12pt" style:font-size-complex="1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035e7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rame1" text:anchor-type="paragraph" svg:x="0.0102in" svg:y="0.0063in" svg:width="8in" draw:z-index="0"><draw:text-box fo:min-height="0.2in"><text:p text:style-name="P43">C02 Quick Reference</text:p></draw:text-box></draw:frame></text:p>
      <text:p text:style-name="P25">Comments</text:p>
      <text:p text:style-name="P1"><text:span text:style-name="T3">C-style</text:span><text:span text:style-name="T1"><text:tab/><text:tab/>/*may span multliple lines*/</text:span></text:p>
      <text:p text:style-name="P1"><text:span text:style-name="T3">C++ style<text:tab/>//ends at carriage return/line feed</text:span></text:p>
      <text:p text:style-name="P35"/>
      <text:p text:style-name="P27">Literals</text:p>
      <text:p text:style-name="P1"><text:span text:style-name="T3">Decimal</text:span><text:span text:style-name="T1"><text:tab/><text:tab/></text:span>123</text:p>
      <text:p text:style-name="P1"><text:span text:style-name="T3">Binary<text:tab/></text:span><text:span text:style-name="T1"><text:tab/><text:tab/></text:span>%10101010</text:p>
      <text:p text:style-name="P1"><text:span text:style-name="T3">Hexadecimal</text:span><text:span text:style-name="T1"><text:tab/><text:tab/></text:span>$FF</text:p>
      <text:p text:style-name="P2"><text:span text:style-name="T4">Character<text:tab/></text:span><text:span text:style-name="T1"><text:tab/></text:span><text:span text:style-name="T23">'A'</text:span></text:p>
      <text:p text:style-name="P2"><text:span text:style-name="T4">String<text:tab/><text:tab/></text:span><text:span text:style-name="T1"><text:tab/></text:span><text:span text:style-name="T23">”ABC 123 xyz”</text:span></text:p>
      <text:p text:style-name="P9"/>
      <text:p text:style-name="P27">Character Escapes</text:p>
      <text:p text:style-name="P2"><text:span text:style-name="T4">Single Quote</text:span><text:span text:style-name="T1"><text:tab/><text:tab/></text:span><text:span text:style-name="T13">\'</text:span></text:p>
      <text:p text:style-name="P14"><text:span text:style-name="T3">Carriage Return<text:tab/>\r</text:span></text:p>
      <text:p text:style-name="P9"/>
      <text:p text:style-name="P27">Symbols</text:p>
      <text:p text:style-name="P15"><text:span text:style-name="T3">Must begin with a letter, may only contain letters and numbers, and have a maximum length of 6 characters.</text:span></text:p>
      <text:p text:style-name="P2"><text:span text:style-name="T4">Label</text:span><text:span text:style-name="T1"><text:tab/><text:tab/><text:tab/></text:span><text:span text:style-name="T23">main:</text:span></text:p>
      <text:p text:style-name="P2"><text:span text:style-name="T4">Simple Variable</text:span><text:span text:style-name="T6">s</text:span><text:span text:style-name="T1"><text:tab/></text:span><text:span text:style-name="T23">c, i, temp, x1, x2</text:span></text:p>
      <text:p text:style-name="P2"><text:span text:style-name="T4">Array Elements</text:span><text:span text:style-name="T1"><text:tab/></text:span><text:span text:style-name="T23">s[0], s[i]</text:span></text:p>
      <text:p text:style-name="P17"><text:span text:style-name="T5">F</text:span><text:span text:style-name="T3">unctions<text:tab/><text:tab/></text:span><text:span text:style-name="T22">myfunc()</text:span></text:p>
      <text:p text:style-name="P10"/>
      <text:p text:style-name="P29">Declarations</text:p>
      <text:p text:style-name="P3"><text:span text:style-name="T4">Simple Variable</text:span><text:span text:style-name="T6">s</text:span><text:span text:style-name="T1"><text:tab/></text:span><text:span text:style-name="T23">char c, i = 1;</text:span></text:p>
      <text:p text:style-name="P3"><text:span text:style-name="T6">Array</text:span><text:span text:style-name="T4"> Variable</text:span><text:span text:style-name="T6">s</text:span><text:span text:style-name="T1"><text:tab/></text:span><text:span text:style-name="T23">char text[32], symbol[7];</text:span></text:p>
      <text:p text:style-name="P3"><text:span text:style-name="T6">Initialized Array</text:span><text:span text:style-name="T1"><text:tab/></text:span><text:span text:style-name="T23">char seq = {1, 2, 3, 4};</text:span></text:p>
      <text:p text:style-name="P3"><text:span text:style-name="T6">String Array</text:span><text:span text:style-name="T1"><text:tab/><text:tab/></text:span><text:span text:style-name="T23">char s = “Press any key”;</text:span></text:p>
      <text:p text:style-name="P3"><text:span text:style-name="T6">Functions</text:span><text:span text:style-name="T1"><text:tab/><text:tab/></text:span><text:span text:style-name="T23">void myfunc(p1, p2, p3){</text:span></text:p>
      <text:p text:style-name="P3"><text:span text:style-name="T23"><text:tab/><text:tab/><text:tab/>function code;}</text:span></text:p>
      <text:p text:style-name="P3"><text:tab/><text:tab/><text:tab/><text:span text:style-name="T24">char myfunc() {</text:span></text:p>
      <text:p text:style-name="P3"><text:tab/><text:tab/><text:tab/><text:span text:style-name="T24">function code; return I;}</text:span></text:p>
      <text:p text:style-name="P11"/>
      <text:p text:style-name="P28">Function Calls</text:p>
      <text:p text:style-name="P4"><text:span text:style-name="T23">myfunc(expression)</text:span></text:p>
      <text:p text:style-name="P4"><text:span text:style-name="T23">myfunc(expression, term)</text:span></text:p>
      <text:p text:style-name="P4"><text:span text:style-name="T23">myfunc(expression, term, variable)</text:span></text:p>
      <text:p text:style-name="P4"><text:span text:style-name="T23">myfunc(expression, &amp;array)</text:span></text:p>
      <text:p text:style-name="P4"><text:span text:style-name="T23">myfunc(&amp;array)</text:span></text:p>
      <text:p text:style-name="P12"/>
      <text:p text:style-name="P30">Operators</text:p>
      <text:p text:style-name="P5"><text:span text:style-name="T7">Addition</text:span><text:span text:style-name="T1"><text:tab/><text:tab/></text:span><text:span text:style-name="T25">+</text:span></text:p>
      <text:p text:style-name="P5"><text:span text:style-name="T7">Subtraction</text:span><text:span text:style-name="T1"><text:tab/><text:tab/>-</text:span></text:p>
      <text:p text:style-name="P5"><text:span text:style-name="T7">Bitwise And</text:span><text:span text:style-name="T1"><text:tab/><text:tab/></text:span><text:span text:style-name="T14">&amp;</text:span></text:p>
      <text:p text:style-name="P5"><text:span text:style-name="T7">Bitwise Or</text:span><text:span text:style-name="T1"><text:tab/><text:tab/></text:span><text:span text:style-name="T14">|</text:span></text:p>
      <text:p text:style-name="P5"><text:span text:style-name="T7">Exclusive-Or</text:span><text:span text:style-name="T1"><text:tab/><text:tab/></text:span><text:span text:style-name="T14">^</text:span></text:p>
      <text:p text:style-name="P12"/>
      <text:p text:style-name="P5"><text:span text:style-name="T14"/></text:p>
      <text:p text:style-name="P33"/>
      <text:p text:style-name="P41"/>
      <text:p text:style-name="P33">First-Term</text:p>
      <text:p text:style-name="P21"><text:span text:style-name="T3">Constant</text:span><text:span text:style-name="T8"><text:tab/><text:tab/></text:span>123</text:p>
      <text:p text:style-name="P21"><text:span text:style-name="T3">Variable</text:span><text:span text:style-name="T2"><text:tab/><text:tab/></text:span>var</text:p>
      <text:p text:style-name="P21"><text:span text:style-name="T3">Array Element<text:tab/></text:span><text:span text:style-name="T2"><text:tab/></text:span>array[index]</text:p>
      <text:p text:style-name="P21"><text:span text:style-name="T3">Function Call<text:tab/></text:span><text:span text:style-name="T2"><text:tab/></text:span>myfunc(parms)</text:p>
      <text:p text:style-name="P13"/>
      <text:p text:style-name="P33">Term</text:p>
      <text:p text:style-name="P21"><text:span text:style-name="T3">Constant</text:span><text:span text:style-name="T8"><text:tab/><text:tab/></text:span>123</text:p>
      <text:p text:style-name="P21"><text:span text:style-name="T3">Variable</text:span><text:span text:style-name="T2"><text:tab/><text:tab/></text:span>var</text:p>
      <text:p text:style-name="P21"><text:span text:style-name="T3">Array Element<text:tab/></text:span><text:span text:style-name="T2"><text:tab/></text:span>array[index]</text:p>
      <text:p text:style-name="P36"><text:span text:style-name="T20"/></text:p>
      <text:p text:style-name="P31">Expressions</text:p>
      <text:p text:style-name="P19">f<text:span text:style-name="T26">irst-</text:span>term</text:p>
      <text:p text:style-name="P20">f<text:span text:style-name="T26">irst-</text:span>term <text:span text:style-name="T26">operator term</text:span></text:p>
      <text:p text:style-name="P20">f<text:span text:style-name="T26">irst-</text:span>term <text:span text:style-name="T26">operator term operator term…</text:span></text:p>
      <text:p text:style-name="P20">- <text:span text:style-name="T26">term</text:span></text:p>
      <text:p text:style-name="P20">- <text:span text:style-name="T26">term operator term…</text:span></text:p>
      <text:p text:style-name="P36"><text:span text:style-name="T20"/></text:p>
      <text:p text:style-name="P31"><text:span text:style-name="T26">Compa</text:span>rators</text:p>
      <text:p text:style-name="P6"><text:span text:style-name="T9">Equal</text:span><text:span text:style-name="T1"><text:tab/><text:tab/><text:tab/><text:tab/></text:span><text:span text:style-name="T27">==</text:span></text:p>
      <text:p text:style-name="P6"><text:span text:style-name="T9">Less Than</text:span><text:span text:style-name="T1"><text:tab/><text:tab/><text:tab/></text:span><text:span text:style-name="T26">&lt;</text:span></text:p>
      <text:p text:style-name="P6"><text:span text:style-name="T9">Less Than or Equal</text:span><text:span text:style-name="T1"><text:tab/><text:tab/></text:span><text:span text:style-name="T25">&amp;</text:span></text:p>
      <text:p text:style-name="P6"><text:span text:style-name="T9">Greater Than</text:span><text:span text:style-name="T1"><text:tab/><text:tab/><text:tab/></text:span><text:span text:style-name="T26">&gt;</text:span></text:p>
      <text:p text:style-name="P6"><text:span text:style-name="T9">Greater Than</text:span><text:span text:style-name="T14"><text:tab/></text:span><text:span text:style-name="T15">or Equal</text:span><text:span text:style-name="T14"><text:tab/></text:span><text:span text:style-name="T26">&gt;=</text:span></text:p>
      <text:p text:style-name="P6"><text:span text:style-name="T15">Not Equal</text:span><text:span text:style-name="T14"><text:tab/><text:tab/><text:tab/></text:span><text:span text:style-name="T15">&lt;&gt;</text:span></text:p>
      <text:p text:style-name="P38"><text:span text:style-name="T21"/></text:p>
      <text:p text:style-name="P38">E<text:span text:style-name="T26">valuations</text:span></text:p>
      <text:p text:style-name="P21"><text:span text:style-name="T28">expression</text:span><text:tab/><text:span text:style-name="T3">FALSE if 0, otherwise TRUE</text:span></text:p>
      <text:p text:style-name="P21"><text:span text:style-name="T28">expression</text:span> <text:span text:style-name="T28">comparator</text:span> <text:span text:style-name="T28">term</text:span></text:p>
      <text:p text:style-name="P21"><text:span text:style-name="T28">expression</text:span> <text:span text:style-name="T30">:-<text:tab/></text:span><text:span text:style-name="T10">TRUE if &gt; 127, otherwise FALSE</text:span></text:p>
      <text:p text:style-name="P21"><text:span text:style-name="T28">expression</text:span> <text:span text:style-name="T30">:+<text:tab/></text:span><text:span text:style-name="T10">TRUE if &lt; 128, otherwise FALSE</text:span></text:p>
      <text:p text:style-name="P22"><text:span text:style-name="T30">!</text:span><text:span text:style-name="T28"> e</text:span><text:span text:style-name="T29">valuation<text:tab/></text:span><text:span text:style-name="T11">Negates entire evaluation</text:span></text:p>
      <text:p text:style-name="P39"><text:span text:style-name="T21"/></text:p>
      <text:p text:style-name="P40">Assignments</text:p>
      <text:p text:style-name="P23"><text:span text:style-name="T30">var = </text:span><text:span text:style-name="T28">expression</text:span></text:p>
      <text:p text:style-name="P23"><text:span text:style-name="T30">array[index] = </text:span><text:span text:style-name="T28">expression</text:span></text:p>
      <text:p text:style-name="P24">var = (<text:span text:style-name="T28">evaluation</text:span>) ? </text:p>
      <text:p text:style-name="P24"><text:tab/><text:span text:style-name="T28">expression</text:span> : <text:span text:style-name="T28">expression</text:span>;</text:p>
      <text:p text:style-name="P37"/>
      <text:p text:style-name="P32">Post-Operators</text:p>
      <text:p text:style-name="P16"><text:span text:style-name="T7">M</text:span><text:span text:style-name="T3">ay be used with simple variables or subsrcipted array elements, but only as stand-alone statements.</text:span></text:p>
      <text:p text:style-name="P8"><text:span text:style-name="T7">Increment</text:span><text:span text:style-name="T1"><text:tab/><text:tab/></text:span><text:span text:style-name="T25">++</text:span></text:p>
      <text:p text:style-name="P8"><text:span text:style-name="T7">Decrement</text:span><text:span text:style-name="T1"><text:tab/><text:tab/>--</text:span></text:p>
      <text:p text:style-name="P8"><text:span text:style-name="T7">Left Shift</text:span><text:span text:style-name="T1"><text:tab/><text:tab/></text:span><text:span text:style-name="T14">&lt;&lt;</text:span></text:p>
      <text:p text:style-name="P18"><text:span text:style-name="T12">Right Shift</text:span><text:span text:style-name="T10"><text:tab/><text:tab/></text:span><text:span text:style-name="T12">&gt;&gt;</text:span></text:p>
      <text:p text:style-name="P18"><text:span text:style-name="T12"/></text:p>
      <text:p text:style-name="P4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25in" fo:margin-right="0.25in" style:writing-mode="lr-tb" style:footnote-max-height="0in">
        <style:columns fo:column-count="2" fo:column-gap="0in">
          <style:column style:rel-width="5760*" fo:start-indent="0in" fo:end-indent="0in"/>
          <style:column style:rel-width="576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2-12-01T21:20:27</meta:creation-date>
    <dc:date>2017-05-16T23:30:07.015878040</dc:date>
    <dc:creator>Curtis Kaylor</dc:creator>
    <meta:editing-duration>PT52M3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2" meta:paragraph-count="79" meta:word-count="268" meta:character-count="1761" meta:non-whitespace-character-count="1521"/>
  </office:meta>
</office:document-meta>
</file>